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8.494cm" fo:margin-left="-0.191cm" fo:margin-top="0cm" fo:margin-bottom="0cm" table:align="left" style:writing-mode="lr-tb"/>
    </style:style>
    <style:style style:name="표1.A" style:family="table-column">
      <style:table-column-properties style:column-width="1.49cm"/>
    </style:style>
    <style:style style:name="표1.B" style:family="table-column">
      <style:table-column-properties style:column-width="17.004cm"/>
    </style:style>
    <style:style style:name="표1.1" style:family="table-row">
      <style:table-row-properties style:min-row-height="10.98cm" style:keep-together="true" fo:keep-together="auto"/>
    </style:style>
    <style:style style:name="표1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1.B1" style:family="table-cell">
      <style:table-cell-properties fo:padding-left="0.191cm" fo:padding-right="0.191cm" fo:padding-top="0cm" fo:padding-bottom="0cm" fo:border="0.018cm solid #00000a"/>
    </style:style>
    <style:style style:name="표1.2" style:family="table-row">
      <style:table-row-properties style:min-row-height="7.463cm" style:keep-together="true" fo:keep-together="auto"/>
    </style:style>
    <style:style style:name="표2" style:family="table">
      <style:table-properties style:width="18.494cm" fo:margin-left="-0.191cm" fo:margin-top="0cm" fo:margin-bottom="0cm" fo:break-before="column" table:align="left" style:writing-mode="lr-tb"/>
    </style:style>
    <style:style style:name="표2.A" style:family="table-column">
      <style:table-column-properties style:column-width="1.49cm"/>
    </style:style>
    <style:style style:name="표2.B" style:family="table-column">
      <style:table-column-properties style:column-width="17.004cm"/>
    </style:style>
    <style:style style:name="표2.1" style:family="table-row">
      <style:table-row-properties style:min-row-height="15cm" style:keep-together="true" fo:keep-together="auto"/>
    </style:style>
    <style:style style:name="표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2.B1" style:family="table-cell">
      <style:table-cell-properties fo:padding-left="0.191cm" fo:padding-right="0.191cm" fo:padding-top="0cm" fo:padding-bottom="0cm" fo:border="0.018cm solid #00000a"/>
    </style:style>
    <style:style style:name="표2.2" style:family="table-row">
      <style:table-row-properties style:min-row-height="7.463cm" style:keep-together="true" fo:keep-together="auto"/>
    </style:style>
    <style:style style:name="표3" style:family="table">
      <style:table-properties style:width="18.494cm" fo:margin-left="-0.191cm" fo:margin-top="0cm" fo:margin-bottom="0cm" table:align="left" style:writing-mode="lr-tb"/>
    </style:style>
    <style:style style:name="표3.A" style:family="table-column">
      <style:table-column-properties style:column-width="1.49cm"/>
    </style:style>
    <style:style style:name="표3.B" style:family="table-column">
      <style:table-column-properties style:column-width="17.004cm"/>
    </style:style>
    <style:style style:name="표3.1" style:family="table-row">
      <style:table-row-properties style:min-row-height="15cm" style:keep-together="true" fo:keep-together="auto"/>
    </style:style>
    <style:style style:name="표3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3.B1" style:family="table-cell">
      <style:table-cell-properties fo:padding-left="0.191cm" fo:padding-right="0.191cm" fo:padding-top="0cm" fo:padding-bottom="0cm" fo:border="0.018cm solid #00000a"/>
    </style:style>
    <style:style style:name="표3.2" style:family="table-row">
      <style:table-row-properties style:min-row-height="7.463cm" style:keep-together="true" fo:keep-together="auto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orphans="2" fo:widows="2"/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7" style:family="paragraph" style:parent-style-name="Standard">
      <style:paragraph-properties fo:margin-top="0cm" fo:margin-bottom="0cm" fo:line-height="100%"/>
      <style:text-properties style:font-name="맑은 고딕1" fo:language="ko" fo:country="KR" style:font-name-asian="맑은 고딕1"/>
    </style:style>
    <style:style style:name="P8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9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font-size="12pt" style:font-name-asian="맑은 고딕1" style:font-size-asian="12pt" style:font-size-complex="12pt"/>
    </style:style>
    <style:style style:name="P10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11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30pt" fo:font-weight="bold" style:font-size-asian="30pt" style:font-weight-asian="bold" style:font-size-complex="30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30pt" fo:font-weight="bold" style:font-size-asian="30pt" style:font-weight-asian="bold" style:font-size-complex="30pt" style:font-weight-complex="bold"/>
    </style:style>
    <style:style style:name="P15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6" style:family="paragraph" style:parent-style-name="Standard" style:list-style-name="L1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7" style:family="paragraph" style:parent-style-name="Standard" style:list-style-name="L2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8" style:family="paragraph" style:parent-style-name="Standard" style:list-style-name="L4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9" style:family="paragraph" style:parent-style-name="Standard" style:list-style-name="L5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0" style:family="paragraph" style:parent-style-name="Standard" style:list-style-name="L6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1" style:family="paragraph" style:parent-style-name="Standard" style:list-style-name="L7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2" style:family="paragraph" style:parent-style-name="Standard" style:list-style-name="L8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3" style:family="paragraph" style:parent-style-name="Standard" style:list-style-name="L9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4" style:family="paragraph" style:parent-style-name="Standard" style:list-style-name="L10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5" style:family="paragraph" style:parent-style-name="Standard" style:list-style-name="L11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6" style:family="paragraph" style:parent-style-name="Standard" style:list-style-name="L12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7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8" style:family="paragraph" style:parent-style-name="Standard" style:list-style-name="L4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9" style:family="paragraph" style:parent-style-name="Standard" style:list-style-name="L5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30" style:family="paragraph" style:parent-style-name="Standard" style:list-style-name="L7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31" style:family="paragraph" style:parent-style-name="Standard" style:list-style-name="L10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32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33" style:family="paragraph" style:parent-style-name="Standard" style:list-style-name="L10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T1" style:family="text">
      <style:text-properties fo:language="ko" fo:country="KR"/>
    </style:style>
    <style:style style:name="T2" style:family="text">
      <style:text-properties fo:language="ko" fo:country="KR" style:language-asian="ko" style:country-asian="KR"/>
    </style:style>
    <style:style style:name="T3" style:family="text">
      <style:text-properties style:language-asian="ko" style:country-asian="K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주간 진행 보고서</text:p>
      <text:p text:style-name="P3">2023.04.17 ~ 2023.04.21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1.B1" office:value-type="string">
            <text:p text:style-name="P6">2023-04-20</text:p>
            <text:list xml:id="list3168481043838521753" text:style-name="L1">
              <text:list-item>
                <text:p text:style-name="P16">회원가입 입력사항 정규표현식 생성하여 프론트에 적용</text:p>
              </text:list-item>
              <text:list-item>
                <text:p text:style-name="P16">회원가입 form UI 초안 생성</text:p>
              </text:list-item>
            </text:list>
            <text:p text:style-name="P8"/>
            <text:p text:style-name="P6">2023-04-21</text:p>
            <text:list xml:id="list793917989359208073" text:style-name="L2">
              <text:list-item>
                <text:p text:style-name="P17">비밀번호 확인 기능 프론트에 적용</text:p>
              </text:list-item>
            </text:list>
            <text:p text:style-name="P10"><text:s/></text:p>
            <text:p text:style-name="P10"/>
            <text:p text:style-name="P9">미 진행</text:p>
            <text:list xml:id="list7834755830146917673" text:style-name="L3">
              <text:list-item>
                <text:p text:style-name="P27">아이디 중복 확인</text:p>
              </text:list-item>
            </text:list>
            <text:list xml:id="list4176561503190329844" text:style-name="L4">
              <text:list-item>
                <text:p text:style-name="P28">MembersController 아이디 중복 확인 기능</text:p>
              </text:list-item>
              <text:list-item>
                <text:p text:style-name="P18">프론트 중복 확인 팝업</text:p>
              </text:list-item>
            </text:list>
            <text:list xml:id="list30592591" text:continue-list="list7834755830146917673" text:style-name="L3">
              <text:list-item>
                <text:p text:style-name="P32"><text:span text:style-name="T1">MembersDAO &amp; MembersController <text:s text:c="2"/></text:span><text:span text:style-name="T2">회원정보 입력 기능</text:span></text:p>
                <text:p text:style-name="P27"/>
              </text:list-item>
            </text:list>
          </table:table-cell>
        </table:table-row>
        <table:table-row table:style-name="표1.2">
          <table:table-cell table:style-name="표1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1.B1" office:value-type="string">
            <text:p text:style-name="P7"/>
            <text:list xml:id="list3562286710502151736" text:style-name="L5">
              <text:list-item>
                <text:p text:style-name="P29">MembersDAO &amp; MembersController <text:s/>RUD 생성</text:p>
              </text:list-item>
              <text:list-item>
                <text:p text:style-name="P29">전화번호 인증 API</text:p>
              </text:list-item>
              <text:list-item>
                <text:p text:style-name="P19">회원가입 반응형 적용</text:p>
              </text:list-item>
              <text:list-item>
                <text:p text:style-name="P19">마이페이지 프로필 프론트 생성</text:p>
              </text:list-item>
            </text:list>
          </table:table-cell>
        </table:table-row>
      </table:table>
      <text:p text:style-name="P1"/>
      <text:p text:style-name="P13">주간 진행 보고서</text:p>
      <text:p text:style-name="P3">2023.04.24 ~ 2023.04.28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2.B1" office:value-type="string">
            <text:p text:style-name="P6">2023-04-24</text:p>
            <text:list xml:id="list3480374947421248651" text:style-name="L6">
              <text:list-item>
                <text:p text:style-name="P20">회원가입</text:p>
              </text:list-item>
            </text:list>
            <text:list xml:id="list6243622260776325044" text:style-name="L7">
              <text:list-item>
                <text:list>
                  <text:list-item>
                    <text:p text:style-name="P30"><text:span text:style-name="T3">MembersDAO &amp; MembersController</text:span> 아이디 중복 확인 기능 <text:span text:style-name="T3">추가</text:span></text:p>
                  </text:list-item>
                  <text:list-item>
                    <text:p text:style-name="P21">프론트 중복 확인 팝업 추가</text:p>
                  </text:list-item>
                </text:list>
              </text:list-item>
            </text:list>
            <text:p text:style-name="P8">2023-04-25</text:p>
            <text:list xml:id="list7080401573160558111" text:style-name="L8">
              <text:list-item>
                <text:p text:style-name="P22">회원가입</text:p>
                <text:p text:style-name="P22">- 아이디 중복 확인 비동기 적용하여 수정(jsp,controller 수정)</text:p>
              </text:list-item>
            </text:list>
            <text:p text:style-name="P8">2023-04-26</text:p>
            <text:list xml:id="list8126414612192095391" text:style-name="L9">
              <text:list-item>
                <text:p text:style-name="P23">회원가입 </text:p>
                <text:p text:style-name="P23">- MembersDAO &amp; MembersController <text:s/>회원정보 입력(insert) 기능 생성</text:p>
                <text:p text:style-name="P23">- 전화번호 중복 확인 AJAX 추가</text:p>
                <text:p text:style-name="P23">- 이메일 중복 확인 AJAX 추가</text:p>
              </text:list-item>
            </text:list>
            <text:p text:style-name="P8">2023-04-27</text:p>
            <text:list xml:id="list5564940970823338933" text:style-name="L12">
              <text:list-item>
                <text:p text:style-name="P26">회원가입</text:p>
                <text:p text:style-name="P26">- 가입 완료 후 환영메세지 추가(jstl)</text:p>
              </text:list-item>
            </text:list>
            <text:p text:style-name="P11"/>
            <text:p text:style-name="P11">미 진행 </text:p>
            <text:list xml:id="list2665094949726084005" text:style-name="L10">
              <text:list-item>
                <text:p text:style-name="P24">마이페이지 프로필 프론트 &amp; UI 생성</text:p>
              </text:list-item>
              <text:list-item>
                <text:p text:style-name="P33"><text:span text:style-name="T1">MembersDAO &amp; MembersController <text:s/></text:span><text:span text:style-name="T2">출력,수정,삭제 기능(</text:span><text:span text:style-name="T1">RUD) 생성</text:span></text:p>
              </text:list-item>
              <text:list-item>
                <text:p text:style-name="P24">회원가입 반응형 적용</text:p>
              </text:list-item>
              <text:list-item>
                <text:p text:style-name="P31">전화번호 인증 API</text:p>
              </text:list-item>
            </text:list>
            <text:p text:style-name="P8"/>
            <text:p text:style-name="P8"/>
            <text:p text:style-name="P8">문제</text:p>
            <text:list xml:id="list5564339221761758955" text:style-name="L11">
              <text:list-item>
                <text:p text:style-name="P25">전화번호 인증은 어떤 API를 써야하고, 어떻게 적용 해야할까</text:p>
                <text:p text:style-name="P25"/>
              </text:list-item>
            </text:list>
            <text:p text:style-name="P8"/>
            <text:list xml:id="list30600732" text:continue-list="list2665094949726084005" text:style-name="L10">
              <text:list-header>
                <text:p text:style-name="P24"/>
              </text:list-header>
            </text:list>
          </table:table-cell>
        </table:table-row>
        <text:soft-page-break/>
        <table:table-row table:style-name="표2.2">
          <table:table-cell table:style-name="표2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2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P1"/>
      <text:p text:style-name="P2"/>
      <text:p text:style-name="P13">주간 진행 보고서</text:p>
      <text:p text:style-name="P3">2023.04.03 ~ 2023.04.09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3.B1" office:value-type="string">
            <text:p text:style-name="P5">1. XXXX</text:p>
            <text:p text:style-name="P5"><text:s/>- XXXXXX (XXX 수정)</text:p>
            <text:p text:style-name="P5">2. XXXX</text:p>
            <text:p text:style-name="P5"><text:s/>- XXXXXX (XXX 하는 기능)</text:p>
            <text:p text:style-name="P5"><text:s/>- XXXXXx</text:p>
            <text:p text:style-name="P5">3. XXXX</text:p>
            <text:p text:style-name="P5"><text:s/>- XXXXXX</text:p>
            <text:p text:style-name="P5"><text:s/>- XXXXXx</text:p>
            <text:p text:style-name="P5"><text:s/>- XXXXX</text:p>
            <text:p text:style-name="P5"/>
            <text:p text:style-name="P5"/>
            <text:p text:style-name="P5">미 진행 &amp; 문제</text:p>
            <text:p text:style-name="P5">1. XXXX</text:p>
            <text:p text:style-name="P5">2. xXXX</text:p>
            <text:p text:style-name="P5"/>
            <text:p text:style-name="P5">최대한 상세하게//</text:p>
          </table:table-cell>
        </table:table-row>
        <table:table-row table:style-name="표3.2">
          <table:table-cell table:style-name="표3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3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margin-top="0cm" fo:margin-bottom="0.282cm" fo:line-height="107%" fo:text-align="justify" style:justify-single-word="false"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이 석준</meta:initial-creator>
    <meta:editing-cycles>42</meta:editing-cycles>
    <meta:creation-date>2023-04-03T02:48:00</meta:creation-date>
    <dc:date>2023-04-27T10:35:18.03</dc:date>
    <meta:editing-duration>PT1H23M21S</meta:editing-duration>
    <meta:generator>OpenOffice/4.1.13$Win32 OpenOffice.org_project/4113m1$Build-9810</meta:generator>
    <meta:document-statistic meta:table-count="3" meta:image-count="0" meta:object-count="0" meta:page-count="4" meta:paragraph-count="101" meta:word-count="468" meta:character-count="10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